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11cm"/>
    </style:style>
    <style:style style:name="gr2" style:family="graphic" style:parent-style-name="standard">
      <style:graphic-properties svg:stroke-color="#000000" draw:fill-color="#ff950e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36cm" svg:height="1.661cm" svg:x="1.807cm" svg:y="1.492cm">
          <draw:text-box>
            <text:p text:style-name="P1"><text:span text:style-name="T1">Amount: <text:s text:c="2"/>43</text:span></text:p>
          </draw:text-box>
        </draw:frame>
        <draw:custom-shape draw:style-name="gr2" draw:text-style-name="P2" draw:layer="layout" svg:width="1.969cm" svg:height="1.846cm" svg:x="7.561cm" svg:y="4.108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69cm" svg:height="1.846cm" svg:x="10.861cm" svg:y="4.109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69cm" svg:height="1.846cm" svg:x="14.161cm" svg:y="4.11cm">
          <text:p text:style-name="P2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69cm" svg:height="1.846cm" svg:x="17.461cm" svg:y="4.111cm">
          <text:p text:style-name="P2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69cm" svg:height="1.846cm" svg:x="20.861cm" svg:y="4.112cm">
          <text:p text:style-name="P2"><text:span text:style-name="T2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9.136cm" svg:height="2cm" svg:x="1.707cm" svg:y="4.192cm">
          <draw:text-box>
            <text:p text:style-name="P1"><text:span text:style-name="T1">Coins <text:s text:c="3"/>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9T10:58:28.681861885</meta:creation-date>
    <dc:date>2016-05-09T11:15:40.855212640</dc:date>
    <dc:creator>elucterio </dc:creator>
    <meta:editing-duration>PT7M24S</meta:editing-duration>
    <meta:editing-cycles>4</meta:editing-cycles>
    <meta:generator>LibreOffice/4.2.8.2$Linux_X86_64 LibreOffice_project/420m0$Build-2</meta:generator>
    <meta:document-statistic meta:object-count="7"/>
  </office:meta>
</office:document-meta>
</file>